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8"/>
        <table:table-row table:style-name="ro1">
          <table:table-cell table:style-name="ce1" office:value-type="string" calcext:value-type="string">
            <text:p>для трех разрядов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table:formula="of:=[.A2]/5/[.A7]" office:value-type="float" office:value="200000" calcext:value-type="float">
            <text:p/>
          </table:table-cell>
          <table:table-cell/>
          <table:table-cell table:style-name="ce4" office:value-type="string" calcext:value-type="string">
            <text:p>DEC</text:p>
          </table:table-cell>
          <table:table-cell table:style-name="ce9" table:formula="of:=HEX2DEC([.D2])" office:value-type="float" office:value="3" calcext:value-type="float">
            <text:p/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TIME in ms</text:p>
          </table:table-cell>
          <table:table-cell table:style-name="ce10" table:formula="of:=[.D3]/[.A3]*1000" office:value-type="float" office:value="0.015" calcext:value-type="float">
            <text:p/>
          </table:table-cell>
        </table:table-row>
        <table:table-row table:style-name="ro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k (коэф, который приводит к нормальным задержкам)</text:p>
          </table:table-cell>
          <table:table-cell/>
          <table:table-cell office:value-type="string" calcext:value-type="string">
            <text:p>TIME in u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DEC</text:p>
          </table:table-cell>
          <table:table-cell table:style-name="ce9" table:formula="of:=[.A3]/1000000*[.D6]" office:value-type="float" office:value="15" calcext:value-type="float">
            <text:p/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HEX</text:p>
          </table:table-cell>
          <table:table-cell table:style-name="ce10" table:formula="of:=DEC2HEX([.D7])" office:value-type="string" office:string-value="F" calcext:value-type="string">
            <text:p>F</text:p>
          </table:table-cell>
        </table:table-row>
        <table:table-row table:style-name="ro1">
          <table:table-cell table:number-columns-repeated="2"/>
          <table:table-cell table:style-name="ce6" table:number-columns-repeated="2"/>
        </table:table-row>
        <table:table-row table:style-name="ro1" table:number-rows-repeated="3">
          <table:table-cell table:number-columns-repeated="2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для одного разряда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style-name="ce2" table:formula="of:=[.A14]/3/[.A19]" office:value-type="float" office:value="333333.333333333" calcext:value-type="float">
            <text:p/>
          </table:table-cell>
          <table:table-cell/>
          <table:table-cell table:style-name="ce4" office:value-type="string" calcext:value-type="string">
            <text:p>DEC</text:p>
          </table:table-cell>
          <table:table-cell table:style-name="ce9" table:formula="of:=HEX2DEC([.D14])" office:value-type="float" office:value="255" calcext:value-type="float">
            <text:p/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TIME in ms</text:p>
          </table:table-cell>
          <table:table-cell table:style-name="ce10" table:formula="of:=[.D15]/[.A15]*1000" office:value-type="float" office:value="0.765" calcext:value-type="float">
            <text:p/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k (коэф, который приводит к нормальным задержкам)</text:p>
          </table:table-cell>
          <table:table-cell/>
          <table:table-cell office:value-type="string" calcext:value-type="string">
            <text:p>TIME in 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DEC</text:p>
          </table:table-cell>
          <table:table-cell table:style-name="ce9" table:formula="of:=[.A15]/1000000*[.D18]" office:value-type="float" office:value="6.66666666666667" calcext:value-type="float">
            <text:p/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HEX</text:p>
          </table:table-cell>
          <table:table-cell table:style-name="ce10" table:formula="of:=DEC2HEX([.D19])" office:value-type="string" office:string-value="6" calcext:value-type="string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00:36:38.13434735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8:43:21.211453399</meta:creation-date>
    <dc:date>2014-03-25T02:40:06.293863446</dc:date>
    <meta:editing-duration>PT4H22M12S</meta:editing-duration>
    <meta:editing-cycles>7</meta:editing-cycles>
    <meta:generator>LibreOffice/4.2.2.1$Linux_X86_64 LibreOffice_project/420m0$Build-1</meta:generator>
    <meta:document-statistic meta:table-count="1" meta:cell-count="34" meta:object-count="0"/>
  </office:meta>
</office:document-meta>
</file>